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Z_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number-columns-repeated="3"/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ta_Sigma1</text:p>
          </table:table-cell>
          <table:table-cell office:value-type="string" calcext:value-type="string">
            <text:p>Delta_R</text:p>
          </table:table-cell>
          <table:table-cell office:value-type="string" calcext:value-type="string">
            <text:p>C_fund</text:p>
          </table:table-cell>
          <table:table-cell office:value-type="string" calcext:value-type="string">
            <text:p>C_as</text:p>
          </table:table-cell>
          <table:table-cell office:value-type="string" calcext:value-type="string">
            <text:p>Delta_Sigma1</text:p>
          </table:table-cell>
          <table:table-cell office:value-type="string" calcext:value-type="string">
            <text:p>Delta_R</text:p>
          </table:table-cell>
        </table:table-row>
        <table:table-row table:style-name="ro1">
          <table:table-cell/>
          <table:table-cell office:value-type="float" office:value="-12.82" calcext:value-type="float">
            <text:p>-12.82</text:p>
          </table:table-cell>
          <table:table-cell office:value-type="float" office:value="-3" calcext:value-type="float">
            <text:p>-3</text:p>
          </table:table-cell>
          <table:table-cell table:formula="of:=5/4" office:value-type="float" office:value="1.25" calcext:value-type="float">
            <text:p>1.25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-12.82" calcext:value-type="float">
            <text:p>-12.82</text:p>
          </table:table-cell>
          <table:table-cell office:value-type="float" office:value="-7.75" calcext:value-type="float">
            <text:p>-7.75</text:p>
          </table:table-cell>
        </table:table-row>
        <table:table-row table:style-name="ro1">
          <table:table-cell/>
          <table:table-cell office:value-type="float" office:value="-12.82" calcext:value-type="float">
            <text:p>-12.82</text:p>
          </table:table-cell>
          <table:table-cell office:value-type="float" office:value="-3" calcext:value-type="float">
            <text:p>-3</text:p>
          </table:table-cell>
          <table:table-cell table:formula="of:=5/4" office:value-type="float" office:value="1.25" calcext:value-type="float">
            <text:p>1.25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-12.82" calcext:value-type="float">
            <text:p>-12.82</text:p>
          </table:table-cell>
          <table:table-cell office:value-type="float" office:value="-7.75" calcext:value-type="float">
            <text:p>-7.75</text:p>
          </table:table-cell>
        </table:table-row>
        <table:table-row table:style-name="ro1">
          <table:table-cell/>
          <table:table-cell office:value-type="float" office:value="-12.82" calcext:value-type="float">
            <text:p>-12.82</text:p>
          </table:table-cell>
          <table:table-cell office:value-type="float" office:value="-3" calcext:value-type="float">
            <text:p>-3</text:p>
          </table:table-cell>
          <table:table-cell table:formula="of:=5/4" office:value-type="float" office:value="1.25" calcext:value-type="float">
            <text:p>1.25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-12.82" calcext:value-type="float">
            <text:p>-12.82</text:p>
          </table:table-cell>
          <table:table-cell office:value-type="float" office:value="-7.75" calcext:value-type="float">
            <text:p>-7.75</text:p>
          </table:table-cell>
        </table:table-row>
        <table:table-row table:style-name="ro1">
          <table:table-cell/>
          <table:table-cell office:value-type="float" office:value="-12.82" calcext:value-type="float">
            <text:p>-12.82</text:p>
          </table:table-cell>
          <table:table-cell office:value-type="float" office:value="-3" calcext:value-type="float">
            <text:p>-3</text:p>
          </table:table-cell>
          <table:table-cell table:formula="of:=5/4" office:value-type="float" office:value="1.25" calcext:value-type="float">
            <text:p>1.25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-12.82" calcext:value-type="float">
            <text:p>-12.82</text:p>
          </table:table-cell>
          <table:table-cell office:value-type="float" office:value="-7.75" calcext:value-type="float">
            <text:p>-7.75</text:p>
          </table:table-cell>
        </table:table-row>
        <table:table-row table:style-name="ro1">
          <table:table-cell/>
          <table:table-cell office:value-type="float" office:value="-12.82" calcext:value-type="float">
            <text:p>-12.82</text:p>
          </table:table-cell>
          <table:table-cell office:value-type="float" office:value="-3" calcext:value-type="float">
            <text:p>-3</text:p>
          </table:table-cell>
          <table:table-cell table:formula="of:=5/4" office:value-type="float" office:value="1.25" calcext:value-type="float">
            <text:p>1.25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-12.82" calcext:value-type="float">
            <text:p>-12.82</text:p>
          </table:table-cell>
          <table:table-cell office:value-type="float" office:value="-7.75" calcext:value-type="float">
            <text:p>-7.7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laquette</text:p>
          </table:table-cell>
          <table:table-cell/>
          <table:table-cell table:style-name="ce1" office:value-type="string" calcext:value-type="string">
            <text:p>Z_A (fund)</text:p>
          </table:table-cell>
          <table:table-cell table:style-name="ce1" office:value-type="string" calcext:value-type="string">
            <text:p>Z_A (as)</text:p>
          </table:table-cell>
          <table:table-cell table:style-name="ce1" office:value-type="string" calcext:value-type="string">
            <text:p>Z_V (fund)</text:p>
          </table:table-cell>
          <table:table-cell table:style-name="ce1" office:value-type="string" calcext:value-type="string">
            <text:p>Z_V (as)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585168" calcext:value-type="float">
            <text:p>0.585168</text:p>
          </table:table-cell>
          <table:table-cell/>
          <table:table-cell table:formula="of:=1+([.D7]*8)/(6.5*16*PI()^2*[.B15])*([.B7]+[.C7])" office:value-type="float" office:value="0.736613915671393" calcext:value-type="float">
            <text:p>0.736613915671393</text:p>
          </table:table-cell>
          <table:table-cell table:formula="of:=1+([.E7]*8)/(6.5*16*PI()^2*[.B15])*([.B7]+[.C7])" office:value-type="float" office:value="0.578582265074229" calcext:value-type="float">
            <text:p>0.578582265074229</text:p>
          </table:table-cell>
          <table:table-cell table:formula="of:=1+([.D7]*8)/(6.5*16*PI()^2*[.D15])*([.F7]+[.G7])" office:value-type="float" office:value="0.727942133490539" calcext:value-type="float">
            <text:p>0.727942133490539</text:p>
          </table:table-cell>
          <table:table-cell table:formula="of:=1+([.E7]*8)/(6.5*16*PI()^2*[.E15])*([.F7]+[.G7])" office:value-type="float" office:value="0.44581333390707" calcext:value-type="float">
            <text:p>0.4458133339070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585172" calcext:value-type="float">
            <text:p>0.585172</text:p>
          </table:table-cell>
          <table:table-cell/>
          <table:table-cell table:formula="of:=1+([.D8]*8)/(6.5*16*PI()^2*[.B16])*([.B8]+[.C8])" office:value-type="float" office:value="0.736615716072536" calcext:value-type="float">
            <text:p>0.736615716072536</text:p>
          </table:table-cell>
          <table:table-cell table:formula="of:=1+([.E8]*8)/(6.5*16*PI()^2*[.B16])*([.B8]+[.C8])" office:value-type="float" office:value="0.578585145716057" calcext:value-type="float">
            <text:p>0.578585145716057</text:p>
          </table:table-cell>
          <table:table-cell table:formula="of:=1+([.D8]*8)/(6.5*16*PI()^2*[.D16])*([.F8]+[.G8])" office:value-type="float" office:value="0.727942798441453" calcext:value-type="float">
            <text:p>0.727942798441453</text:p>
          </table:table-cell>
          <table:table-cell table:formula="of:=1+([.E8]*8)/(6.5*16*PI()^2*[.E16])*([.F8]+[.G8])" office:value-type="float" office:value="0.445816093074502" calcext:value-type="float">
            <text:p>0.445816093074502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5851565" calcext:value-type="float">
            <text:p>0.5851565</text:p>
          </table:table-cell>
          <table:table-cell/>
          <table:table-cell table:formula="of:=1+([.D9]*8)/(6.5*16*PI()^2*[.B17])*([.B9]+[.C9])" office:value-type="float" office:value="0.736608739380999" calcext:value-type="float">
            <text:p>0.736608739380999</text:p>
          </table:table-cell>
          <table:table-cell table:formula="of:=1+([.E9]*8)/(6.5*16*PI()^2*[.B17])*([.B9]+[.C9])" office:value-type="float" office:value="0.578573983009599" calcext:value-type="float">
            <text:p>0.578573983009599</text:p>
          </table:table-cell>
          <table:table-cell table:formula="of:=1+([.D9]*8)/(6.5*16*PI()^2*[.D17])*([.F9]+[.G9])" office:value-type="float" office:value="0.727940221687915" calcext:value-type="float">
            <text:p>0.727940221687915</text:p>
          </table:table-cell>
          <table:table-cell table:formula="of:=1+([.E9]*8)/(6.5*16*PI()^2*[.E17])*([.F9]+[.G9])" office:value-type="float" office:value="0.445805400937527" calcext:value-type="float">
            <text:p>0.44580540093752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584235" calcext:value-type="float">
            <text:p>0.584235</text:p>
          </table:table-cell>
          <table:table-cell/>
          <table:table-cell table:formula="of:=1+([.D10]*8)/(6.5*16*PI()^2*[.B18])*([.B10]+[.C10])" office:value-type="float" office:value="0.736193298596622" calcext:value-type="float">
            <text:p>0.736193298596622</text:p>
          </table:table-cell>
          <table:table-cell table:formula="of:=1+([.E10]*8)/(6.5*16*PI()^2*[.B18])*([.B10]+[.C10])" office:value-type="float" office:value="0.577909277754596" calcext:value-type="float">
            <text:p>0.577909277754596</text:p>
          </table:table-cell>
          <table:table-cell table:formula="of:=1+([.D10]*8)/(6.5*16*PI()^2*[.D18])*([.F10]+[.G10])" office:value-type="float" office:value="0.727786695802913" calcext:value-type="float">
            <text:p>0.727786695802913</text:p>
          </table:table-cell>
          <table:table-cell table:formula="of:=1+([.E10]*8)/(6.5*16*PI()^2*[.E18])*([.F10]+[.G10])" office:value-type="float" office:value="0.445167972059897" calcext:value-type="float">
            <text:p>0.44516797205989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0.586081" calcext:value-type="float">
            <text:p>0.586081</text:p>
          </table:table-cell>
          <table:table-cell/>
          <table:table-cell table:formula="of:=1+([.D11]*8)/(6.5*16*PI()^2*[.B19])*([.B11]+[.C11])" office:value-type="float" office:value="0.737024219869946" calcext:value-type="float">
            <text:p>0.737024219869946</text:p>
          </table:table-cell>
          <table:table-cell table:formula="of:=1+([.E11]*8)/(6.5*16*PI()^2*[.B19])*([.B11]+[.C11])" office:value-type="float" office:value="0.579238751791913" calcext:value-type="float">
            <text:p>0.579238751791913</text:p>
          </table:table-cell>
          <table:table-cell table:formula="of:=1+([.D11]*8)/(6.5*16*PI()^2*[.D19])*([.F11]+[.G11])" office:value-type="float" office:value="0.728093589144056" calcext:value-type="float">
            <text:p>0.728093589144056</text:p>
          </table:table-cell>
          <table:table-cell table:formula="of:=1+([.E11]*8)/(6.5*16*PI()^2*[.E19])*([.F11]+[.G11])" office:value-type="float" office:value="0.446441427563239" calcext:value-type="float">
            <text:p>0.44644142756323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Z_R</text:p>
          </table:table-cell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0.0272(4)</text:p>
          </table:table-cell>
          <table:table-cell office:value-type="string" calcext:value-type="string">
            <text:p>0.0274(3)</text:p>
          </table:table-cell>
          <table:table-cell office:value-type="string" calcext:value-type="string">
            <text:p>0.0275(3)</text:p>
          </table:table-cell>
          <table:table-cell/>
          <table:table-cell office:value-type="float" office:value="0.736613915671393" calcext:value-type="float">
            <text:p>0.736613915671393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0.0233(2)</text:p>
          </table:table-cell>
          <table:table-cell office:value-type="string" calcext:value-type="string">
            <text:p>0.0237(4)</text:p>
          </table:table-cell>
          <table:table-cell office:value-type="string" calcext:value-type="string">
            <text:p>0.0235(3)</text:p>
          </table:table-cell>
          <table:table-cell/>
          <table:table-cell office:value-type="float" office:value="0.727942133490539" calcext:value-type="float">
            <text:p>0.727942133490539</text:p>
          </table:table-cell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0.0193(2)</text:p>
          </table:table-cell>
          <table:table-cell office:value-type="string" calcext:value-type="string">
            <text:p>0.0196(3)</text:p>
          </table:table-cell>
          <table:table-cell office:value-type="string" calcext:value-type="string">
            <text:p>0.0191(4)</text:p>
          </table:table-cell>
          <table:table-cell/>
          <table:table-cell office:value-type="float" office:value="0.736613915671393" calcext:value-type="float">
            <text:p>0.736613915671393</text:p>
          </table:table-cell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0.305(4)</text:p>
          </table:table-cell>
          <table:table-cell office:value-type="string" calcext:value-type="string">
            <text:p>0.302(3)</text:p>
          </table:table-cell>
          <table:table-cell office:value-type="string" calcext:value-type="string">
            <text:p>0.303(3)</text:p>
          </table:table-cell>
          <table:table-cell/>
          <table:table-cell office:value-type="float" office:value="0.578582265074229" calcext:value-type="float">
            <text:p>0.578582265074229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0.179(2)</text:p>
          </table:table-cell>
          <table:table-cell office:value-type="string" calcext:value-type="string">
            <text:p>0.181(4)</text:p>
          </table:table-cell>
          <table:table-cell office:value-type="string" calcext:value-type="string">
            <text:p>0.180(2)</text:p>
          </table:table-cell>
          <table:table-cell/>
          <table:table-cell office:value-type="float" office:value="0.44581333390707" calcext:value-type="float">
            <text:p>0.44581333390707</text:p>
          </table:table-cell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0.110(2)</text:p>
          </table:table-cell>
          <table:table-cell office:value-type="string" calcext:value-type="string">
            <text:p>0.107(3)</text:p>
          </table:table-cell>
          <table:table-cell office:value-type="string" calcext:value-type="string">
            <text:p>0.109(2)</text:p>
          </table:table-cell>
          <table:table-cell/>
          <table:table-cell office:value-type="float" office:value="0.578582265074229" calcext:value-type="float">
            <text:p>0.578582265074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0:29:32.342215107</meta:creation-date>
    <dc:date>2024-11-11T10:53:39.681216151</dc:date>
    <meta:editing-duration>PT24M7S</meta:editing-duration>
    <meta:editing-cycles>6</meta:editing-cycles>
    <meta:generator>LibreOffice/7.3.7.2$Linux_X86_64 LibreOffice_project/30$Build-2</meta:generator>
    <meta:document-statistic meta:table-count="1" meta:cell-count="105" meta:object-count="0"/>
  </office:meta>
</office:document-meta>
</file>